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stController.handleTo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tController.handleToSingl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ResultHandlerTests.getHandlerResult( Object controller , @ Nullable Object returnValue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do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ResultHandlerTests.testProblemDetailMediaType( MockServerWebExchange exchange , MediaType expected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RestController.handleToMon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tController.handl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ResultHandlerTests.problemDetailContentNegot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ponseBodyResultHandlerTests.supportsRest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BodyResultHandl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RestController.handleToMono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RestController.handleToProblem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ResultHandlerTests.defaul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ResultHandlerTests.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BodyResultHandlerTests.testSupports( Object controller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BodyResultHandlerTests.assertResponseBody( MockServerWebExchange exchange , @ Nullable String respons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